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pr10" style:family="presentation" style:parent-style-name="Vivid1-subtitle">
      <style:graphic-properties draw:fill-color="#ffffff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065cm"/>
    </style:style>
    <style:style style:name="ro5" style:family="table-row">
      <style:table-row-properties style:row-height="0.989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DejaVu Sans Mono"/>
    </style:style>
    <style:style style:name="P6" style:family="paragraph">
      <style:paragraph-properties fo:margin-top="0cm" fo:margin-bottom="0.5cm"/>
    </style:style>
    <style:style style:name="P7" style:family="paragraph">
      <style:text-properties style:font-name="DejaVu Sans Mono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nction call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Above the line – choosing the right algorithm</text:p>
              </text:list-item>
              <text:list-item>
                <text:p>Below the line – classic performance optimisation</text:p>
              </text:list-item>
              <text:list-item>
                <text:p>Across the line – this tal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3T12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JSON config</text:p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Table defs</text:p>
              </text:list-item>
            </text:list>
          </draw:text-box>
        </draw:frame>
        <draw:frame presentation:style-name="pr7" draw:layer="layout" svg:width="14.558cm" svg:height="6.179cm" svg:x="16.951cm" svg:y="12.101cm" presentation:class="outline">
          <draw:text-box>
            <text:list text:style-name="L2">
              <text:list-item>
                <text:p>CSV output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5" draw:layer="layout" svg:width="29.832cm" svg:height="12.954cm" svg:x="1.664cm" svg:y="5.334cm" presentation:class="outline">
          <draw:text-box>
            <text:list text:style-name="L2">
              <text:list-item>
                <text:p text:style-name="P4"><text:span text:style-name="T1">using array_type =</text:span><text:span text:style-name="T1"><text:line-break/></text:span><text:span text:style-name="T1"> <text:s/>std::vector&lt;std::shared_ptr&lt;json&gt;&gt;;</text:span><text:span text:style-name="T1"><text:line-break/></text:span><text:span text:style-name="T2">using object_type =</text:span><text:span text:style-name="T2"><text:line-break/></text:span><text:span text:style-name="T2"> <text:s/>std::unordered_map&lt;</text:span><text:span text:style-name="T2"><text:line-break/></text:span><text:span text:style-name="T2"> <text:s text:c="3"/>std::string, std::shared_ptr&lt;json&gt;&gt;;</text:span><text:span text:style-name="T2"><text:line-break/></text:span><text:span text:style-name="T2">using value_type = std::variant&lt;</text:span><text:span text:style-name="T2"><text:line-break/></text:span><text:span text:style-name="T2"> <text:s text:c="3"/>std::monostate,</text:span><text:span text:style-name="T2"><text:line-break/></text:span><text:span text:style-name="T2"> <text:s text:c="3"/>bool, int64_t, double,</text:span><text:span text:style-name="T2"><text:line-break/></text:span><text:span text:style-name="T2"> <text:s text:c="3"/>std::string,</text:span><text:span text:style-name="T2"><text:line-break/></text:span><text:span text:style-name="T2"> <text:s text:c="3"/>array_type, object_type&gt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.5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oo”,”bar”</text:span><text:span text:style-name="T2"><text:line-break/></text:span><text:span text:style-name="T2">”one”,”two”</text:span><text:span text:style-name="T2"><text:line-break/></text:span><text:span text:style-name="T2">1,2.5</text:span><text:span text:style-name="T2"><text:line-break/></text:span><text:span text:style-name="T2">null,””</text:span><text:span text:style-name="T2"><text:line-break/></text:span><text:span text:style-name="T2">true,false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2">for ( auto &amp;row : rs ) {</text:span></text:p>
              </text:list-item>
              <text:list-item>
                <text:p text:style-name="P6"><text:span text:style-name="T2"><text:s text:c="4"/></text:span><text:span text:style-name="T2">bool first{true};</text:span></text:p>
              </text:list-item>
              <text:list-item>
                <text:p text:style-name="P6"><text:span text:style-name="T2"><text:s text:c="4"/></text:span><text:span text:style-name="T2">for ( const json &amp;field : row ) {</text:span></text:p>
              </text:list-item>
              <text:list-item>
                <text:p text:style-name="P6"><text:span text:style-name="T2"><text:s text:c="8"/></text:span><text:span text:style-name="T2">if ( not first ) {</text:span></text:p>
              </text:list-item>
              <text:list-item>
                <text:p text:style-name="P6"><text:span text:style-name="T2"><text:s text:c="12"/></text:span><text:span text:style-name="T2">std::cout &lt;&lt; ',';</text:span></text:p>
              </text:list-item>
              <text:list-item>
                <text:p text:style-name="P6"><text:span text:style-name="T2"><text:s text:c="8"/></text:span><text:span text:style-name="T2">} else {</text:span></text:p>
              </text:list-item>
              <text:list-item>
                <text:p text:style-name="P6"><text:span text:style-name="T2"><text:s text:c="12"/></text:span><text:span text:style-name="T2">first = false;</text:span></text:p>
              </text:list-item>
              <text:list-item>
                <text:p text:style-name="P6"><text:span text:style-name="T2"><text:s text:c="8"/></text:span><text:span text:style-name="T2">}</text:span></text:p>
              </text:list-item>
              <text:list-item>
                <text:p text:style-name="P6"><text:span text:style-name="T2"><text:s text:c="8"/></text:span><text:span text:style-name="T2">std::cout &lt;&lt; stringify(field);</text:span></text:p>
              </text:list-item>
              <text:list-item>
                <text:p text:style-name="P6"><text:span text:style-name="T2"><text:s text:c="4"/></text:span><text:span text:style-name="T2">}</text:span></text:p>
              </text:list-item>
              <text:list-item>
                <text:p text:style-name="P6"><text:span text:style-name="T2"><text:s text:c="4"/></text:span><text:span text:style-name="T2">std::cout &lt;&lt; std::endl;</text:span></text:p>
              </text:list-item>
              <text:list-item>
                <text:p text:style-name="P6"><text:span text:style-name="T2">}</text:span>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Remove std::endl</text:p>
          </draw:text-box>
        </draw:frame>
        <presentation:notes draw:style-name="dp5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5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5T32">
        <office:forms form:automatic-focus="false" form:apply-design-mode="false"/>
        <draw:frame presentation:style-name="pr9" draw:text-style-name="P9" draw:layer="layout" svg:width="29.996cm" svg:height="16.255cm" svg:x="1.664cm" svg:y="0.337cm" presentation:class="subtitle">
          <draw:text-box>
            <text:p text:style-name="P8">Perform IO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6T14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2">nst auto trial = [](const std::size_t size) {</text:span></text:p>
              </text:list-item>
              <text:list-item>
                <text:p><text:span text:style-name="T2"><text:s text:c="4"/></text:span><text:span text:style-name="T2">for ( auto left = 10 &lt;&lt; 20 /* 1MB */; left; left -= size ) {</text:span></text:p>
              </text:list-item>
              <text:list-item>
                <text:p><text:span text:style-name="T2"><text:s text:c="8"/></text:span><text:span text:style-name="T2">if ( not malloc(size) ) std::exit(2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Allocation size</text:p>
              </table:table-cell>
              <table:table-cell>
                <text:p text:style-name="P11">Allocations</text:p>
              </table:table-cell>
              <table:table-cell>
                <text:p text:style-name="P11">Total time</text:p>
              </table:table-cell>
              <table:table-cell>
                <text:p text:style-name="P11">Time per allocation</text:p>
              </table:table-cell>
              <table:table-cell>
                <text:p text:style-name="P11">Time per byte</text:p>
              </table:table-cell>
            </table:table-row>
            <table:table-row table:style-name="ro2" table:default-cell-style-name="ce1">
              <table:table-cell>
                <text:p text:style-name="P11">1KB</text:p>
              </table:table-cell>
              <table:table-cell>
                <text:p text:style-name="P11">10240</text:p>
              </table:table-cell>
              <table:table-cell>
                <text:p text:style-name="P11">8030μs</text:p>
              </table:table-cell>
              <table:table-cell>
                <text:p text:style-name="P11">784ns</text:p>
              </table:table-cell>
              <table:table-cell>
                <text:p text:style-name="P11">766ps</text:p>
              </table:table-cell>
            </table:table-row>
            <table:table-row table:style-name="ro2" table:default-cell-style-name="ce1">
              <table:table-cell>
                <text:p text:style-name="P11">16KB</text:p>
              </table:table-cell>
              <table:table-cell>
                <text:p text:style-name="P11">640</text:p>
              </table:table-cell>
              <table:table-cell>
                <text:p text:style-name="P11">1637μs</text:p>
              </table:table-cell>
              <table:table-cell>
                <text:p text:style-name="P11">2558ns</text:p>
              </table:table-cell>
              <table:table-cell>
                <text:p text:style-name="P11">156ps</text:p>
              </table:table-cell>
            </table:table-row>
            <table:table-row table:style-name="ro3" table:default-cell-style-name="ce1">
              <table:table-cell>
                <text:p text:style-name="P11">512KB</text:p>
              </table:table-cell>
              <table:table-cell>
                <text:p text:style-name="P11">2</text:p>
              </table:table-cell>
              <table:table-cell>
                <text:p text:style-name="P11">77μs</text:p>
              </table:table-cell>
              <table:table-cell>
                <text:p text:style-name="P11">3855ns</text:p>
              </table:table-cell>
              <table:table-cell>
                <text:p text:style-name="P11">7p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style-name="gr1" draw:layer="layout" svg:width="12.292cm" svg:height="10.386cm" svg:x="4.352cm" svg:y="3.104cm" draw:page-number="1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6T14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2">nst auto trial = [](const std::size_t size) {</text:span></text:p>
              </text:list-item>
              <text:list-item>
                <text:p><text:span text:style-name="T2"><text:s text:c="4"/></text:span><text:span text:style-name="T2">for ( auto left = 10 &lt;&lt; 20 /* 1MB */; left; left -= size ) {</text:span></text:p>
              </text:list-item>
              <text:list-item>
                <text:p><text:span text:style-name="T2"><text:s text:c="8"/></text:span><text:span text:style-name="T2">if ( not malloc(size) ) std::exit(2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2" draw:layer="layout" svg:width="29.831cm" svg:height="5.22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1">Write size</text:p>
              </table:table-cell>
              <table:table-cell>
                <text:p text:style-name="P11">Writes</text:p>
              </table:table-cell>
              <table:table-cell>
                <text:p text:style-name="P11">Total time</text:p>
              </table:table-cell>
              <table:table-cell>
                <text:p text:style-name="P11">Time per write<text:line-break/><text:line-break/></text:p>
              </table:table-cell>
              <table:table-cell>
                <text:p text:style-name="P11">Time per byte</text:p>
              </table:table-cell>
            </table:table-row>
            <table:table-row table:style-name="ro5" table:default-cell-style-name="ce1">
              <table:table-cell>
                <text:p text:style-name="P11">1KB</text:p>
              </table:table-cell>
              <table:table-cell>
                <text:p text:style-name="P11">10240</text:p>
              </table:table-cell>
              <table:table-cell>
                <text:p text:style-name="P11">4820μs</text:p>
              </table:table-cell>
              <table:table-cell>
                <text:p text:style-name="P11">470ns</text:p>
              </table:table-cell>
              <table:table-cell>
                <text:p text:style-name="P11">460ns</text:p>
              </table:table-cell>
            </table:table-row>
            <table:table-row table:style-name="ro5" table:default-cell-style-name="ce1">
              <table:table-cell>
                <text:p text:style-name="P11">16KB</text:p>
              </table:table-cell>
              <table:table-cell>
                <text:p text:style-name="P11">640</text:p>
              </table:table-cell>
              <table:table-cell>
                <text:p text:style-name="P11">309μs</text:p>
              </table:table-cell>
              <table:table-cell>
                <text:p text:style-name="P11">483ns</text:p>
              </table:table-cell>
              <table:table-cell>
                <text:p text:style-name="P11">156ps</text:p>
              </table:table-cell>
            </table:table-row>
            <table:table-row table:style-name="ro5" table:default-cell-style-name="ce1">
              <table:table-cell>
                <text:p text:style-name="P11">512KB</text:p>
              </table:table-cell>
              <table:table-cell>
                <text:p text:style-name="P11">2</text:p>
              </table:table-cell>
              <table:table-cell>
                <text:p text:style-name="P11">22μs</text:p>
              </table:table-cell>
              <table:table-cell>
                <text:p text:style-name="P11">1109ns</text:p>
              </table:table-cell>
              <table:table-cell>
                <text:p text:style-name="P11">7p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style-name="gr1" draw:layer="layout" svg:width="12.292cm" svg:height="10.386cm" svg:x="4.352cm" svg:y="3.104cm" draw:page-number="1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sing std::string as a buffer</text:p>
          </draw:text-box>
        </draw:frame>
        <presentation:notes draw:style-name="dp5"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Subtle bug and to_chars</text:p>
          </draw:text-box>
        </draw:frame>
        <presentation:notes draw:style-name="dp5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nbuffered</text:p>
          </draw:text-box>
        </draw:frame>
        <presentation:notes draw:style-name="dp5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1" presentation:presentation-page-layout-name="AL5T32">
        <office:forms form:automatic-focus="false" form:apply-design-mode="false"/>
        <draw:frame presentation:style-name="pr10" draw:text-style-name="P3" draw:layer="layout" svg:width="29.996cm" svg:height="16.255cm" svg:x="1.664cm" svg:y="0.337cm" presentation:class="subtitle" presentation:placeholder="true">
          <draw:text-box/>
        </draw:frame>
        <presentation:notes draw:style-name="dp5">
          <draw:page-thumbnail draw:style-name="gr1" draw:layer="layout" svg:width="12.292cm" svg:height="10.386cm" svg:x="4.352cm" svg:y="3.104cm" draw:page-number="1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T8H40M49S</meta:editing-duration>
    <meta:editing-cycles>14</meta:editing-cycles>
    <meta:generator>LibreOffice/6.0.3.2$Linux_X86_64 LibreOffice_project/00m0$Build-2</meta:generator>
    <dc:title>Vivid</dc:title>
    <dc:date>2018-09-17T22:27:16.551728127</dc:date>
    <meta:document-statistic meta:object-count="113"/>
  </office:meta>
</office:document-meta>
</file>